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/>
      <script:event-listener script:language="ooo:script" script:event-name="office:load-finished"/>
      <script:event-listener script:language="ooo:script" script:event-name="dom:load" xlink:href="vnd.sun.star.script:Standard.Module1.started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runs application when it is loa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l" fo:country="PL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l" fo:country="PL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$Build-3</meta:generator>
    <meta:initial-creator>Krzysztof Lichota</meta:initial-creator>
    <meta:creation-date>2007-06-05T19:11:19</meta:creation-date>
    <dc:date>2013-10-14T17:32:11.260085504</dc:date>
    <dc:language>pl-PL</dc:language>
    <meta:editing-cycles>33</meta:editing-cycles>
    <meta:editing-duration>PT36M57S</meta:editing-duration>
    <meta:document-statistic meta:table-count="0" meta:image-count="0" meta:object-count="0" meta:page-count="1" meta:paragraph-count="1" meta:word-count="8" meta:character-count="49" meta:non-whitespace-character-count="42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End Sub

sub started
	scriptPath=Environ("OPENOFFICE_STARTUP_HOOK")
	scriptParams=Environ("OPENOFFICE_STARTUP_HOOK_PARAMS")
	Shell("sh" , 0, "openoffice_started.sh")
	
end sub 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